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-width="0.22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9cm" svg:stroke-color="#6fb544" draw:marker-start-width="0.275cm" draw:marker-start-center="false" draw:marker-end-width="0.275cm" draw:marker-end-center="false" draw:fill="none" draw:fill-color="#808080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9cm" svg:stroke-color="#6fb544" draw:marker-start-width="0.275cm" draw:marker-start-center="false" draw:marker-end-width="0.27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4849" svg:stroke-width="0.049cm" svg:stroke-color="#6fb544" draw:marker-start-width="0.275cm" draw:marker-start-center="false" draw:marker-end-width="0.27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49cm" svg:stroke-color="#ad649a" draw:marker-start-width="0.275cm" draw:marker-start-center="false" draw:marker-end-width="0.27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4850" svg:stroke-width="0.049cm" svg:stroke-color="#ad649a" draw:marker-start-width="0.275cm" draw:marker-start-center="false" draw:marker-end-width="0.27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Dashed_20__28_var_29__20_4851" svg:stroke-width="0.049cm" svg:stroke-color="#6fb544" draw:marker-start-width="0.275cm" draw:marker-start-center="false" draw:marker-end-width="0.27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141cm" svg:y1="13.782cm" svg:x2="9.141cm" svg:y2="16.401cm">
              <text:p/>
            </draw:line>
            <draw:line draw:style-name="gr1" draw:text-style-name="P1" draw:layer="layout" svg:x1="9.577cm" svg:y1="13.782cm" svg:x2="9.577cm" svg:y2="16.401cm">
              <text:p/>
            </draw:line>
            <draw:line draw:style-name="gr1" draw:text-style-name="P1" draw:layer="layout" svg:x1="10.016cm" svg:y1="13.782cm" svg:x2="10.016cm" svg:y2="16.401cm">
              <text:p/>
            </draw:line>
            <draw:line draw:style-name="gr1" draw:text-style-name="P1" draw:layer="layout" svg:x1="10.453cm" svg:y1="13.782cm" svg:x2="10.453cm" svg:y2="16.401cm">
              <text:p/>
            </draw:line>
            <draw:line draw:style-name="gr1" draw:text-style-name="P1" draw:layer="layout" svg:x1="10.893cm" svg:y1="13.782cm" svg:x2="10.893cm" svg:y2="16.401cm">
              <text:p/>
            </draw:line>
            <draw:line draw:style-name="gr1" draw:text-style-name="P1" draw:layer="layout" svg:x1="11.328cm" svg:y1="13.782cm" svg:x2="11.328cm" svg:y2="16.401cm">
              <text:p/>
            </draw:line>
            <draw:line draw:style-name="gr1" draw:text-style-name="P1" draw:layer="layout" svg:x1="11.766cm" svg:y1="13.782cm" svg:x2="11.766cm" svg:y2="16.401cm">
              <text:p/>
            </draw:line>
            <draw:line draw:style-name="gr1" draw:text-style-name="P1" draw:layer="layout" svg:x1="12.203cm" svg:y1="13.782cm" svg:x2="12.203cm" svg:y2="16.401cm">
              <text:p/>
            </draw:line>
            <draw:line draw:style-name="gr1" draw:text-style-name="P1" draw:layer="layout" svg:x1="12.641cm" svg:y1="13.782cm" svg:x2="12.641cm" svg:y2="16.401cm">
              <text:p/>
            </draw:line>
            <draw:line draw:style-name="gr1" draw:text-style-name="P1" draw:layer="layout" svg:x1="9.141cm" svg:y1="16.401cm" svg:x2="12.641cm" svg:y2="16.401cm">
              <text:p/>
            </draw:line>
            <draw:line draw:style-name="gr1" draw:text-style-name="P1" draw:layer="layout" svg:x1="9.141cm" svg:y1="15.964cm" svg:x2="12.641cm" svg:y2="15.964cm">
              <text:p/>
            </draw:line>
            <draw:line draw:style-name="gr1" draw:text-style-name="P1" draw:layer="layout" svg:x1="9.141cm" svg:y1="15.528cm" svg:x2="12.641cm" svg:y2="15.528cm">
              <text:p/>
            </draw:line>
            <draw:line draw:style-name="gr1" draw:text-style-name="P1" draw:layer="layout" svg:x1="9.141cm" svg:y1="15.093cm" svg:x2="12.641cm" svg:y2="15.093cm">
              <text:p/>
            </draw:line>
            <draw:line draw:style-name="gr1" draw:text-style-name="P1" draw:layer="layout" svg:x1="9.141cm" svg:y1="14.655cm" svg:x2="12.641cm" svg:y2="14.655cm">
              <text:p/>
            </draw:line>
            <draw:line draw:style-name="gr1" draw:text-style-name="P1" draw:layer="layout" svg:x1="9.141cm" svg:y1="14.218cm" svg:x2="12.641cm" svg:y2="14.218cm">
              <text:p/>
            </draw:line>
            <draw:line draw:style-name="gr1" draw:text-style-name="P1" draw:layer="layout" svg:x1="9.141cm" svg:y1="13.782cm" svg:x2="12.641cm" svg:y2="13.782cm">
              <text:p/>
            </draw:line>
          </draw:g>
          <draw:polygon draw:style-name="gr2" draw:text-style-name="P2" draw:layer="layout" svg:width="1.315cm" svg:height="0.874cm" svg:x="9.577cm" svg:y="15.098cm" svg:viewBox="0 0 1316 875" draw:points="0,875 1316,875 437,0">
            <text:p/>
          </draw:polygon>
          <draw:line draw:style-name="gr3" draw:text-style-name="P1" draw:layer="layout" svg:x1="11.328cm" svg:y1="14.218cm" svg:x2="12.203cm" svg:y2="15.093cm">
            <text:p/>
          </draw:line>
          <draw:line draw:style-name="gr4" draw:text-style-name="P1" draw:layer="layout" svg:x1="10.893cm" svg:y1="15.093cm" svg:x2="12.205cm" svg:y2="15.093cm">
            <text:p/>
          </draw:line>
          <draw:line draw:style-name="gr5" draw:text-style-name="P1" draw:layer="layout" svg:x1="10.014cm" svg:y1="15.098cm" svg:x2="11.328cm" svg:y2="14.218cm">
            <text:p/>
          </draw:line>
          <draw:line draw:style-name="gr5" draw:text-style-name="P1" draw:layer="layout" svg:x1="10.893cm" svg:y1="15.973cm" svg:x2="12.205cm" svg:y2="15.093cm">
            <text:p/>
          </draw:line>
          <draw:line draw:style-name="gr6" draw:text-style-name="P1" draw:layer="layout" svg:x1="9.577cm" svg:y1="15.973cm" svg:x2="10.893cm" svg:y2="15.093cm">
            <text:p/>
          </draw:line>
          <draw:line draw:style-name="gr7" draw:text-style-name="P1" draw:layer="layout" svg:x1="11.329cm" svg:y1="14.218cm" svg:x2="10.893cm" svg:y2="15.0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849" draw:display-name="Dashed (var) 4849" draw:style="rect" draw:dots1="1" draw:dots1-length="112%" draw:distance="112%"/>
    <draw:stroke-dash draw:name="Dashed_20__28_var_29__20_4850" draw:display-name="Dashed (var) 4850" draw:style="rect" draw:dots1="1" draw:dots1-length="112%" draw:distance="112%"/>
    <draw:stroke-dash draw:name="Dashed_20__28_var_29__20_4851" draw:display-name="Dashed (var) 4851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4:04:20.019991025</meta:creation-date>
    <dc:date>2018-05-17T14:04:37.086360835</dc:date>
    <meta:editing-duration>PT17S</meta:editing-duration>
    <meta:editing-cycles>1</meta:editing-cycles>
    <meta:document-statistic meta:object-count="25"/>
    <meta:generator>LibreOffice/6.0.0.3$MacOSX_X86_64 LibreOffice_project/64a0f66915f38c6217de274f0aa8e15618924765</meta:generator>
  </office:meta>
</office:document-meta>
</file>